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e37a" officeooo:paragraph-rsid="0007e37a" style:font-weight-asian="normal" style:font-weight-complex="normal"/>
    </style:style>
    <style:style style:name="P2" style:family="paragraph" style:parent-style-name="Standard" style:list-style-name="L1">
      <style:text-properties fo:font-weight="normal" officeooo:rsid="0007e37a" officeooo:paragraph-rsid="0007e37a" style:font-weight-asian="normal" style:font-weight-complex="normal"/>
    </style:style>
    <style:style style:name="P3" style:family="paragraph" style:parent-style-name="Standard" style:list-style-name="L6">
      <style:text-properties fo:font-weight="normal" officeooo:rsid="0007e37a" officeooo:paragraph-rsid="0007e37a" style:font-weight-asian="normal" style:font-weight-complex="normal"/>
    </style:style>
    <style:style style:name="P4" style:family="paragraph" style:parent-style-name="Standard">
      <style:text-properties officeooo:paragraph-rsid="0007e37a"/>
    </style:style>
    <style:style style:name="P5" style:family="paragraph" style:parent-style-name="Standard">
      <style:text-properties fo:font-size="15pt" fo:font-weight="bold" officeooo:rsid="0007e37a" officeooo:paragraph-rsid="0007e37a" style:font-size-asian="15pt" style:font-weight-asian="bold" style:font-size-complex="15pt" style:font-weight-complex="bold"/>
    </style:style>
    <style:style style:name="P6" style:family="paragraph" style:parent-style-name="Standard" style:list-style-name="L2">
      <style:text-properties officeooo:paragraph-rsid="0007e37a"/>
    </style:style>
    <style:style style:name="P7" style:family="paragraph" style:parent-style-name="Standard" style:list-style-name="L4">
      <style:text-properties officeooo:rsid="0007e37a" officeooo:paragraph-rsid="0007e37a"/>
    </style:style>
    <style:style style:name="P8" style:family="paragraph" style:parent-style-name="Standard">
      <style:text-properties officeooo:rsid="0007e37a" officeooo:paragraph-rsid="0007e37a"/>
    </style:style>
    <style:style style:name="P9" style:family="paragraph" style:parent-style-name="Standard" style:list-style-name="L5">
      <style:text-properties officeooo:paragraph-rsid="0007e37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e37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e37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LÉM MRŠTÍK</text:p>
      <text:list xml:id="list6889085727319199565" text:style-name="L1">
        <text:list-item>
          <text:p text:style-name="P2">Literární kritik, jeden z prvních českých naturalistů (tehdy neoblíbený styl)</text:p>
        </text:list-item>
        <text:list-item>
          <text:p text:style-name="P2">Jeden ze signatářů Manifestu České moderny</text:p>
        </text:list-item>
        <text:list-item>
          <text:p text:style-name="P2">Život</text:p>
          <text:list>
            <text:list-item>
              <text:p text:style-name="P2">Pocházel z českomoravské vrchoviny</text:p>
            </text:list-item>
            <text:list-item>
              <text:p text:style-name="P2">Pocházel z Ostravačic, často se objevovaly v jeho dílech</text:p>
            </text:list-item>
            <text:list-item>
              <text:p text:style-name="P2">Poté žili v Brně, Studoval práva a nedostudoval kvůli literatuře</text:p>
            </text:list-item>
            <text:list-item>
              <text:p text:style-name="P2">Psychické problémy již na Vysoké</text:p>
              <text:list>
                <text:list-item>
                  <text:p text:style-name="P2">Odstěhoval se na Moravu za bratrem, aby mu pomáhal</text:p>
                </text:list-item>
                <text:list-item>
                  <text:p text:style-name="P2">Svůj život ukončil sebevraždou</text:p>
                </text:list-item>
              </text:list>
            </text:list-item>
          </text:list>
        </text:list-item>
      </text:list>
      <text:p text:style-name="P1"/>
      <text:p text:style-name="P1"><text:tab/>Dílo – společné s bratrem Aloisem</text:p>
      <text:list xml:id="list7019143915587145639" text:style-name="L2">
        <text:list-header>
          <text:p text:style-name="P6"><text:span text:style-name="T4">Maryša</text:span></text:p>
          <text:p text:style-name="P6"><text:span text:style-name="T4">Rok na vsi </text:span><text:span text:style-name="T2">(popisuje jeden rok života, různé zvyky a rituály)</text:span></text:p>
        </text:list-header>
      </text:list>
      <text:p text:style-name="P4"><text:span text:style-name="T2"/></text:p>
      <text:p text:style-name="P4"><text:span text:style-name="T2"><text:tab/>Dílo – jeho samého</text:span></text:p>
      <text:p text:style-name="P4"><text:span text:style-name="T2"><text:tab/><text:tab/></text:span><text:span text:style-name="T4">Pohádka máje </text:span></text:p>
      <text:list xml:id="list5711152356284946553" text:style-name="L5">
        <text:list-item>
          <text:p text:style-name="P9"><text:span text:style-name="T2">Novela ovlivněná impresionismem</text:span></text:p>
        </text:list-item>
      </text:list>
      <text:list xml:id="list408469440001180757" text:style-name="L4">
        <text:list-item>
          <text:p text:style-name="P7"><text:span text:style-name="T1">Popisuje příběh Helenky a Ríšy</text:span></text:p>
        </text:list-item>
        <text:list-item>
          <text:p text:style-name="P7"><text:span text:style-name="T1">Ríša je student, který přijede do Ostravačic, a nějak se s Helenkou dají dohromady a na konci se vezmou</text:span></text:p>
        </text:list-item>
        <text:list-item>
          <text:p text:style-name="P7"><text:span text:style-name="T1">Co je cenné, je popis májové přírody</text:span></text:p>
        </text:list-item>
      </text:list>
      <text:p text:style-name="P8"><text:span text:style-name="T1"><text:tab/><text:tab/></text:span></text:p>
      <text:p text:style-name="P8"><text:span text:style-name="T1"><text:tab/><text:tab/></text:span><text:span text:style-name="T3">Santa Lucia</text:span></text:p>
      <text:list xml:id="list8454944885784553883" text:style-name="L6">
        <text:list-item>
          <text:p text:style-name="P3">Prvky Romantizmu</text:p>
        </text:list-item>
        <text:list-item>
          <text:p text:style-name="P3">Psáno retrospektivně</text:p>
        </text:list-item>
        <text:list-item>
          <text:p text:style-name="P3">Jiří Jordán (týpek z Brna) je v nemocnici a vzpomíná na svůj život</text:p>
          <text:list>
            <text:list-item>
              <text:p text:style-name="P3">Zamiloval si Prahu, tak tam odjede studovat</text:p>
            </text:list-item>
            <text:list-item>
              <text:p text:style-name="P3">Kamarád ho varuje, že Praha má i stinné stránky</text:p>
            </text:list-item>
            <text:list-item>
              <text:p text:style-name="P3">Jiří má málo peněz, z brigády dostane méně peněz než bylo domluveno</text:p>
            </text:list-item>
            <text:list-item>
              <text:p text:style-name="P3">Pocit osamělosti, kamarád není moc na bytě</text:p>
            </text:list-item>
            <text:list-item>
              <text:p text:style-name="P3">Nešťastná láska</text:p>
            </text:list-item>
            <text:list-item>
              <text:p text:style-name="P3">Kamarád si od něj půjčí a už mu to nevrátí</text:p>
            </text:list-item>
            <text:list-item>
              <text:p text:style-name="P3">Touha vrátit se na Moravu</text:p>
            </text:list-item>
          </text:list>
        </text:list-item>
      </text:list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57:24.110386912</meta:creation-date>
    <dc:date>2018-10-13T11:16:03.624674290</dc:date>
    <meta:editing-duration>P1DT1H18M51S</meta:editing-duration>
    <meta:editing-cycles>1</meta:editing-cycles>
    <meta:document-statistic meta:table-count="0" meta:image-count="0" meta:object-count="0" meta:page-count="1" meta:paragraph-count="32" meta:word-count="212" meta:character-count="1162" meta:non-whitespace-character-count="992"/>
    <meta:generator>LibreOffice/5.1.6.2$Linux_x86 LibreOffice_project/10m0$Build-2</meta:generator>
  </office:meta>
</office:document-meta>
</file>